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row>
                <mo stretchy="false">{</mo>
                <mrow>
                  <msub>
                    <mi>L</mi>
                    <mi>i</mi>
                  </msub>
                  <mi>,</mi>
                  <msup>
                    <mrow>
                      <mstyle mathvariant="bold">
                        <mrow>
                          <mi>L</mi>
                        </mrow>
                      </mstyle>
                    </mrow>
                    <mn>2</mn>
                  </msup>
                </mrow>
                <mo stretchy="false">}</mo>
              </mrow>
              <mo stretchy="false">=</mo>
              <mn>0</mn>
            </mrow>
            <mtext> mit </mtext>
            <mrow>
              <mrow>
                <msup>
                  <mrow>
                    <mstyle mathvariant="bold">
                      <mrow>
                        <mi>L</mi>
                      </mrow>
                    </mstyle>
                  </mrow>
                  <mn>2</mn>
                </msup>
                <mo stretchy="false">=</mo>
                <mrow>
                  <mrow>
                    <msubsup>
                      <mi>L</mi>
                      <mi>x</mi>
                      <mn>2</mn>
                    </msubsup>
                    <mo stretchy="false">+</mo>
                    <msubsup>
                      <mi>L</mi>
                      <mi>y</mi>
                      <mn>2</mn>
                    </msubsup>
                  </mrow>
                  <mo stretchy="false">+</mo>
                  <msubsup>
                    <mi>L</mi>
                    <mi>z</mi>
                    <mn>2</mn>
                  </msubsup>
                </mrow>
              </mrow>
              <mo stretchy="false">=</mo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n>3</mn>
                </munderover>
                <msubsup>
                  <mi>L</mi>
                  <mi>i</mi>
                  <mn>2</mn>
                </msubsup>
              </mrow>
            </mrow>
          </mrow>
        </mtd>
      </mtr>
      <mtr>
        <mtd>
          <mrow>
            <mrow>
              <mrow>
                <mo stretchy="false">{</mo>
                <mrow>
                  <msub>
                    <mi>L</mi>
                    <mi>i</mi>
                  </msub>
                  <mi>,</mi>
                  <msub>
                    <mi>L</mi>
                    <mi>j</mi>
                  </msub>
                </mrow>
                <mo stretchy="false">}</mo>
              </mrow>
              <mo stretchy="false">=</mo>
              <mrow>
                <munder>
                  <mo stretchy="false">∑</mo>
                  <mi>k</mi>
                </munder>
                <msub>
                  <mo stretchy="false">ε</mo>
                  <mrow>
                    <mi mathvariant="italic">ijk</mi>
                  </mrow>
                </msub>
              </mrow>
            </mrow>
            <msub>
              <mi>L</mi>
              <mi>k</mi>
            </msub>
          </mrow>
        </mtd>
      </mtr>
      <mtr>
        <mtd>
          <mrow>
            <mrow>
              <mrow>
                <mrow>
                  <mo stretchy="false">{</mo>
                  <mrow>
                    <msub>
                      <mi>L</mi>
                      <mi>i</mi>
                    </msub>
                    <mi>,</mi>
                    <msup>
                      <mrow>
                        <mstyle mathvariant="bold">
                          <mrow>
                            <mi>r</mi>
                          </mrow>
                        </mstyle>
                      </mrow>
                      <mn>2</mn>
                    </msup>
                  </mrow>
                  <mo stretchy="false">}</mo>
                </mrow>
                <mo stretchy="false">=</mo>
                <mrow>
                  <mo stretchy="false">{</mo>
                  <mrow>
                    <msub>
                      <mi>L</mi>
                      <mi>i</mi>
                    </msub>
                    <mi>,</mi>
                    <msup>
                      <mrow>
                        <mstyle mathvariant="bold">
                          <mrow>
                            <mi>p</mi>
                          </mrow>
                        </mstyle>
                      </mrow>
                      <mn>2</mn>
                    </msup>
                  </mrow>
                  <mo stretchy="false">}</mo>
                </mrow>
              </mrow>
              <mo stretchy="false">=</mo>
              <mn>0</mn>
            </mrow>
            <mi/>
            <mo stretchy="false">∀</mo>
            <mi>i</mi>
          </mrow>
        </mtd>
      </mtr>
      <mtr>
        <mtd>
          <mrow>
            <mrow>
              <mrow>
                <mo stretchy="false">{</mo>
                <mrow>
                  <msub>
                    <mi>L</mi>
                    <mi>i</mi>
                  </msub>
                  <mi>,</mi>
                  <msub>
                    <mi>x</mi>
                    <mi>j</mi>
                  </msub>
                </mrow>
                <mo stretchy="false">}</mo>
              </mrow>
              <mo stretchy="false">=</mo>
              <mrow>
                <munder>
                  <mo stretchy="false">∑</mo>
                  <mi>k</mi>
                </munder>
                <msub>
                  <mo stretchy="false">ε</mo>
                  <mrow>
                    <mi mathvariant="italic">ijk</mi>
                  </mrow>
                </msub>
              </mrow>
            </mrow>
            <msub>
              <mi>x</mi>
              <mi>k</mi>
            </msub>
            <mi/>
            <mo stretchy="false">∀</mo>
            <mi>i</mi>
            <mi>,</mi>
            <mi>j</mi>
          </mrow>
        </mtd>
      </mtr>
      <mtr>
        <mtd>
          <mrow>
            <mrow>
              <mrow>
                <mo stretchy="false">{</mo>
                <mrow>
                  <msub>
                    <mi>L</mi>
                    <mi>i</mi>
                  </msub>
                  <mi>,</mi>
                  <msub>
                    <mi>p</mi>
                    <mi>j</mi>
                  </msub>
                </mrow>
                <mo stretchy="false">}</mo>
              </mrow>
              <mo stretchy="false">=</mo>
              <mrow>
                <munder>
                  <mo stretchy="false">∑</mo>
                  <mi>k</mi>
                </munder>
                <msub>
                  <mo stretchy="false">ε</mo>
                  <mrow>
                    <mi mathvariant="italic">ijk</mi>
                  </mrow>
                </msub>
              </mrow>
            </mrow>
            <msub>
              <mi>p</mi>
              <mi>k</mi>
            </msub>
            <mi/>
            <mo stretchy="false">∀</mo>
            <mi>i</mi>
            <mi>,</mi>
            <mi>j</mi>
          </mrow>
        </mtd>
      </mtr>
    </mtable>
    <annotation encoding="StarMath 5.0">lbrace L_i , {bold L}^2 rbrace = 0 " mit " {bold L}^2 = L_x^2 + L_y^2 + L_z^2 = sum from {i=1} to 3 L_i^2 newline
lbrace L_i , L_j rbrace = sum from k %ivarepsilon_{ijk} L_k newline
lbrace L_i , {bold r}^2 rbrace = lbrace L_i , {bold p}^2 rbrace = 0 ~ forall i newline
lbrace L_i , x_j rbrace = sum from k %ivarepsilon_{ijk} x_k ~ forall i,j newline
lbrace L_i , p_j rbrace = sum from k %ivarepsilon_{ijk} p_k ~ forall i,j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6:42:54.869000000</meta:creation-date>
    <meta:generator>LibreOffice/4.1.4.2$Windows_x86 LibreOffice_project/0a0440ccc0227ad9829de5f46be37cfb6edcf72</meta:generator>
  </office:meta>
</office:document-meta>
</file>